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Code Pro" svg:font-family="'Source Code Pro'"/>
    <style:font-face style:name="Source Code Pro Light" svg:font-family="'Source Code Pro Light'"/>
    <style:font-face style:name="Spectral" svg:font-family="Spectral"/>
    <style:font-face style:name="Spectral ExtraLight" svg:font-family="'Spectral Extra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666666" draw:stroke-linejoin="round" draw:fill="solid" draw:fill-color="#f4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9e9e9e" draw:shadow-opacity="50%"/>
    </style:style>
    <style:style style:name="gr3" style:family="graphic" style:parent-style-name="standard">
      <style:graphic-properties draw:stroke="solid" svg:stroke-width="0.026cm" svg:stroke-color="#666666" draw:stroke-linejoin="round" draw:fill="solid" draw:fill-color="#fff2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9e9e9e" draw:shadow-opacity="50%"/>
    </style:style>
    <style:style style:name="gr4" style:family="graphic" style:parent-style-name="standard">
      <style:graphic-properties draw:stroke="solid" svg:stroke-width="0.026cm" svg:stroke-color="#666666" draw:stroke-linejoin="round" draw:fill="solid" draw:fill-color="#d9d2e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9e9e9e" draw:shadow-opacity="50%"/>
    </style:style>
    <style:style style:name="gr5" style:family="graphic" style:parent-style-name="standard">
      <style:graphic-properties draw:stroke="solid" svg:stroke-width="0.026cm" svg:stroke-color="#666666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ffece7" draw:stroke-linejoin="round" draw:fill="solid" draw:fill-color="#f0e9e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f0e9e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e06666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ONE_5f_COLUMN_5f_TEXT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ONE_5f_COLUMN_5f_TEXT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ONE_5f_COLUMN_5f_TEX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2" style:family="presentation" style:parent-style-name="TITLE_5f_ONL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HEADER-title">
      <style:graphic-properties draw:stroke="solid" svg:stroke-width="0.026cm" svg:stroke-color="#666666" draw:stroke-linejoin="round" draw:fill="solid" draw:fill-color="#f5cbcc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4" style:family="presentation" style:parent-style-name="SECTION_5f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SECTION_5f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6.702cm" style:use-optimal-column-width="false"/>
    </style:style>
    <style:style style:name="co2" style:family="table-column">
      <style:table-column-properties style:column-width="6.703cm" style:use-optimal-column-width="false"/>
    </style:style>
    <style:style style:name="ro1" style:family="table-row">
      <style:table-row-properties style:row-height="1.075cm"/>
    </style:style>
    <style:style style:name="ro2" style:family="table-row">
      <style:table-row-properties style:row-height="1.443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71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4cccc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1" style:family="paragraph">
      <style:paragraph-properties fo:margin-left="0cm" fo:margin-right="0cm" fo:margin-top="0cm" fo:margin-bottom="0cm" fo:line-height="10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0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.423cm" fo:line-height="10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5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d9d2e9"/>
      <style:paragraph-properties fo:text-align="start" style:font-independent-line-spacing="true"/>
      <style:text-properties fo:font-size="14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f0e9e7"/>
      <style:paragraph-properties fo:text-align="start" style:font-independent-line-spacing="true"/>
      <style:text-properties fo:font-size="14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f5cbcc"/>
      <style:paragraph-properties fo:text-align="start" style:font-independent-line-spacing="true"/>
      <style:text-properties fo:font-size="48pt"/>
    </style:style>
    <style:style style:name="T1" style:family="text">
      <style:text-properties fo:font-variant="normal" fo:text-transform="none" fo:color="#212121" style:text-line-through-style="none" style:text-line-through-type="none" style:text-position="0% 100%" style:font-name="Spectral ExtraLight" fo:font-size="71pt" fo:letter-spacing="normal" fo:font-style="normal" style:text-underline-style="none" fo:font-weight="normal" style:font-name-asian="Spectral ExtraLight" style:font-size-asian="71pt" style:font-style-asian="normal" style:font-weight-asian="normal" style:font-name-complex="Spectral ExtraLight" style:font-size-complex="71pt" style:font-style-complex="normal" style:font-weight-complex="normal"/>
    </style:style>
    <style:style style:name="T2" style:family="text">
      <style:text-properties fo:font-variant="normal" fo:text-transform="none" fo:color="#212121" style:text-line-through-style="none" style:text-line-through-type="none" style:text-position="0% 100%" style:font-name="Source Code Pro" fo:font-size="21pt" fo:letter-spacing="normal" fo:font-style="normal" style:text-underline-style="none" fo:font-weight="bold" style:font-name-asian="Source Code Pro" style:font-size-asian="21pt" style:font-style-asian="normal" style:font-weight-asian="bold" style:font-name-complex="Source Code Pro" style:font-size-complex="21pt" style:font-style-complex="normal" style:font-weight-complex="bold"/>
    </style:style>
    <style:style style:name="T3" style:family="text">
      <style:text-properties fo:font-variant="normal" fo:text-transform="none" fo:color="#212121" style:text-line-through-style="none" style:text-line-through-type="none" style:text-position="0% 100%" style:font-name="Spectral" fo:font-size="42pt" fo:letter-spacing="normal" fo:font-style="normal" style:text-underline-style="none" fo:font-weight="normal" style:font-name-asian="Spectral" style:font-size-asian="42pt" style:font-style-asian="normal" style:font-weight-asian="normal" style:font-name-complex="Spectral" style:font-size-complex="42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5" style:family="text">
      <style:text-properties fo:font-variant="normal" fo:text-transform="none" fo:color="#212121" style:text-line-through-style="none" style:text-line-through-type="none" style:text-position="0% 100%" style:font-name="Spectral ExtraLight" fo:font-size="20.6000003814697pt" fo:letter-spacing="normal" fo:font-style="normal" style:text-underline-style="none" fo:font-weight="bold" style:font-name-asian="Spectral ExtraLight" style:font-size-asian="20.6000003814697pt" style:font-style-asian="normal" style:font-weight-asian="bold" style:font-name-complex="Spectral ExtraLight" style:font-size-complex="20.6000003814697pt" style:font-style-complex="normal" style:font-weight-complex="bold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Source Code Pro" fo:font-size="10.3999996185303pt" fo:letter-spacing="normal" fo:font-style="normal" style:text-underline-style="none" fo:font-weight="normal" style:font-name-asian="Source Code Pro" style:font-size-asian="10.3999996185303pt" style:font-style-asian="normal" style:font-weight-asian="normal" style:font-name-complex="Source Code Pro" style:font-size-complex="10.3999996185303pt" style:font-style-complex="normal" style:font-weight-complex="normal"/>
    </style:style>
    <style:style style:name="T7" style:family="text">
      <style:text-properties fo:font-variant="normal" fo:text-transform="none" fo:color="#db4437" style:text-line-through-style="none" style:text-line-through-type="none" style:text-position="0% 100%" style:font-name="Source Code Pro" fo:font-size="7.40000009536743pt" fo:letter-spacing="normal" fo:font-style="normal" style:text-underline-style="solid" style:text-underline-width="auto" style:text-underline-color="font-color" fo:font-weight="normal" style:font-name-asian="Source Code Pro" style:font-size-asian="7.40000009536743pt" style:font-style-asian="normal" style:font-weight-asian="normal" style:font-name-complex="Source Code Pro" style:font-size-complex="7.40000009536743pt" style:font-style-complex="normal" style:font-weight-complex="normal"/>
    </style:style>
    <style:style style:name="T8" style:family="text">
      <style:text-properties fo:font-variant="normal" fo:text-transform="none" fo:color="#666666" style:text-line-through-style="none" style:text-line-through-type="none" style:text-position="0% 100%" style:font-name="Source Code Pro" fo:font-size="7.40000009536743pt" fo:letter-spacing="normal" fo:font-style="normal" style:text-underline-style="none" fo:font-weight="normal" style:font-name-asian="Source Code Pro" style:font-size-asian="7.40000009536743pt" style:font-style-asian="normal" style:font-weight-asian="normal" style:font-name-complex="Source Code Pro" style:font-size-complex="7.40000009536743pt" style:font-style-complex="normal" style:font-weight-complex="normal"/>
    </style:style>
    <style:style style:name="T9" style:family="text">
      <style:text-properties fo:font-variant="normal" fo:text-transform="none" fo:color="#666666" style:text-line-through-style="none" style:text-line-through-type="none" style:text-position="0% 100%" style:font-name="Source Code Pro" fo:font-size="10pt" fo:letter-spacing="normal" fo:font-style="normal" style:text-underline-style="none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style:style style:name="T10" style:family="text">
      <style:text-properties fo:font-variant="normal" fo:text-transform="none" fo:color="#db4437" style:text-line-through-style="none" style:text-line-through-type="none" style:text-position="0% 100%" style:font-name="Source Code Pro" fo:font-size="7pt" fo:letter-spacing="normal" fo:font-style="normal" style:text-underline-style="solid" style:text-underline-width="auto" style:text-underline-color="font-color" fo:font-weight="normal" style:font-name-asian="Source Code Pro" style:font-size-asian="7pt" style:font-style-asian="normal" style:font-weight-asian="normal" style:font-name-complex="Source Code Pro" style:font-size-complex="7pt" style:font-style-complex="normal" style:font-weight-complex="normal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Source Code Pro" fo:font-size="7pt" fo:letter-spacing="normal" fo:font-style="normal" style:text-underline-style="none" fo:font-weight="normal" style:font-name-asian="Source Code Pro" style:font-size-asian="7pt" style:font-style-asian="normal" style:font-weight-asian="normal" style:font-name-complex="Source Code Pro" style:font-size-complex="7pt" style:font-style-complex="normal" style:font-weight-complex="normal"/>
    </style:style>
    <style:style style:name="T12" style:family="text">
      <style:text-properties fo:font-variant="normal" fo:text-transform="none" fo:color="#666666" style:text-line-through-style="none" style:text-line-through-type="none" style:text-position="0% 100%" style:font-name="Source Code Pro" fo:font-size="10.3000001907349pt" fo:letter-spacing="normal" fo:font-style="normal" style:text-underline-style="none" fo:font-weight="normal" style:font-name-asian="Source Code Pro" style:font-size-asian="10.3000001907349pt" style:font-style-asian="normal" style:font-weight-asian="normal" style:font-name-complex="Source Code Pro" style:font-size-complex="10.3000001907349pt" style:font-style-complex="normal" style:font-weight-complex="normal"/>
    </style:style>
    <style:style style:name="T13" style:family="text">
      <style:text-properties fo:font-variant="normal" fo:text-transform="none" fo:color="#db4437" style:text-line-through-style="none" style:text-line-through-type="none" style:text-position="0% 100%" style:font-name="Source Code Pro" fo:font-size="7.30000019073486pt" fo:letter-spacing="normal" fo:font-style="normal" style:text-underline-style="solid" style:text-underline-width="auto" style:text-underline-color="font-color" fo:font-weight="normal" style:font-name-asian="Source Code Pro" style:font-size-asian="7.30000019073486pt" style:font-style-asian="normal" style:font-weight-asian="normal" style:font-name-complex="Source Code Pro" style:font-size-complex="7.30000019073486pt" style:font-style-complex="normal" style:font-weight-complex="normal"/>
    </style:style>
    <style:style style:name="T14" style:family="text">
      <style:text-properties fo:font-variant="normal" fo:text-transform="none" fo:color="#666666" style:text-line-through-style="none" style:text-line-through-type="none" style:text-position="0% 100%" style:font-name="Source Code Pro" fo:font-size="7.30000019073486pt" fo:letter-spacing="normal" fo:font-style="normal" style:text-underline-style="none" fo:font-weight="normal" style:font-name-asian="Source Code Pro" style:font-size-asian="7.30000019073486pt" style:font-style-asian="normal" style:font-weight-asian="normal" style:font-name-complex="Source Code Pro" style:font-size-complex="7.30000019073486pt" style:font-style-complex="normal" style:font-weight-complex="normal"/>
    </style:style>
    <style:style style:name="T15" style:family="text">
      <style:text-properties fo:font-variant="normal" fo:text-transform="none" fo:color="#212121" style:text-line-through-style="none" style:text-line-through-type="none" style:text-position="0% 100%" style:font-name="Spectral ExtraLight" fo:font-size="40pt" fo:letter-spacing="normal" fo:font-style="normal" style:text-underline-style="none" fo:font-weight="normal" style:font-name-asian="Spectral ExtraLight" style:font-size-asian="40pt" style:font-style-asian="normal" style:font-weight-asian="normal" style:font-name-complex="Spectral ExtraLight" style:font-size-complex="4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Source Code Pro" fo:font-size="10pt" fo:letter-spacing="normal" fo:font-style="normal" style:text-underline-style="none" fo:font-weight="bold" style:font-name-asian="Source Code Pro" style:font-size-asian="10pt" style:font-style-asian="normal" style:font-weight-asian="bold" style:font-name-complex="Source Code Pro" style:font-size-complex="1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Source Code Pro Light" fo:font-size="10pt" fo:letter-spacing="normal" fo:font-style="normal" style:text-underline-style="none" fo:font-weight="normal" style:font-name-asian="Source Code Pro Light" style:font-size-asian="10pt" style:font-style-asian="normal" style:font-weight-asian="normal" style:font-name-complex="Source Code Pro Light" style:font-size-complex="10pt" style:font-style-complex="normal" style:font-weight-complex="normal"/>
    </style:style>
    <style:style style:name="T18" style:family="text">
      <style:text-properties fo:font-variant="normal" fo:text-transform="none" fo:color="#666666" style:text-line-through-style="none" style:text-line-through-type="none" style:text-position="0% 100%" style:font-name="Source Code Pro" fo:font-size="10pt" fo:letter-spacing="normal" fo:font-style="normal" style:text-underline-style="none" fo:font-weight="bold" style:font-name-asian="Source Code Pro" style:font-size-asian="10pt" style:font-style-asian="normal" style:font-weight-asian="bold" style:font-name-complex="Source Code Pro" style:font-size-complex="10pt" style:font-style-complex="normal" style:font-weight-complex="bold"/>
    </style:style>
    <style:style style:name="T19" style:family="text">
      <style:text-properties fo:font-variant="normal" fo:text-transform="none" fo:color="#666666" style:text-line-through-style="none" style:text-line-through-type="none" style:text-position="0% 100%" style:font-name="Source Code Pro Light" fo:font-size="10pt" fo:letter-spacing="normal" fo:font-style="normal" style:text-underline-style="none" fo:font-weight="normal" style:font-name-asian="Source Code Pro Light" style:font-size-asian="10pt" style:font-style-asian="normal" style:font-weight-asian="normal" style:font-name-complex="Source Code Pro Light" style:font-size-complex="1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Source Code Pro" fo:font-size="14pt" fo:letter-spacing="normal" fo:font-style="normal" style:text-underline-style="none" fo:font-weight="normal" style:font-name-asian="Source Code Pro" style:font-size-asian="14pt" style:font-style-asian="normal" style:font-weight-asian="normal" style:font-name-complex="Source Code Pro" style:font-size-complex="14pt" style:font-style-complex="normal" style:font-weight-complex="normal"/>
    </style:style>
    <style:style style:name="T21" style:family="text">
      <style:text-properties fo:font-variant="normal" fo:text-transform="none" fo:color="#212121" style:text-line-through-style="none" style:text-line-through-type="none" style:text-position="0% 100%" style:font-name="Spectral ExtraLight" fo:font-size="48pt" fo:letter-spacing="normal" fo:font-style="normal" style:text-underline-style="none" fo:font-weight="normal" style:font-name-asian="Spectral ExtraLight" style:font-size-asian="48pt" style:font-style-asian="normal" style:font-weight-asian="normal" style:font-name-complex="Spectral ExtraLight" style:font-size-complex="4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Spectral" fo:font-size="14pt" fo:letter-spacing="normal" fo:font-style="normal" style:text-underline-style="none" fo:font-weight="normal" style:font-name-asian="Spectral" style:font-size-asian="14pt" style:font-style-asian="normal" style:font-weight-asian="normal" style:font-name-complex="Spectr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style:font-name="Source Code Pr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53cm" text:min-label-width="0.817cm"/>
        <style:text-properties style:font-name="Source Code Pr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53cm" text:min-label-width="0.817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6cm" text:min-label-width="0.81cm"/>
        <style:text-properties style:font-name="Source Code Pr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46cm" text:min-label-width="0.81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2;p12" presentation:style-name="pr1" draw:text-style-name="P2" draw:layer="layout" svg:width="23.667cm" svg:height="7.472cm" svg:x="0.866cm" svg:y="1.089cm" presentation:class="title" presentation:user-transformed="true">
          <draw:text-box>
            <text:p text:style-name="P1"><text:span text:style-name="T1">Project Weeks</text:span></text:p>
          </draw:text-box>
        </draw:frame>
        <draw:frame draw:name="Google Shape;53;p12" presentation:style-name="pr2" draw:text-style-name="P3" draw:layer="layout" svg:width="23.667cm" svg:height="1.961cm" svg:x="0.866cm" svg:y="10.807cm" presentation:class="subtitle" presentation:user-transformed="true">
          <draw:text-box>
            <text:p text:style-name="P1"><text:span text:style-name="T2">2 weeks, 6 days, 1 demo day </text:span></text:p>
          </draw:text-box>
        </draw:frame>
        <presentation:notes draw:style-name="dp2">
          <draw:page-thumbnail draw:name="Google Shape;49;p:notes" draw:style-name="gr1" draw:layer="layout" svg:width="16.933cm" svg:height="9.524cm" svg:x="1.059cm" svg:y="1.905cm" draw:page-number="1" presentation:class="page"/>
          <draw:frame draw:name="Google Shape;50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e a web project in teams" draw:style-name="dp1" draw:master-page-name="TITLE_5f_AND_5f_BODY" presentation:presentation-page-layout-name="AL2T1">
        <draw:frame draw:name="Google Shape;58;p13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Create a web project in teams</text:span></text:p>
          </draw:text-box>
        </draw:frame>
        <draw:frame draw:name="Google Shape;59;p13" presentation:style-name="pr5" draw:text-style-name="P8" draw:layer="layout" svg:width="23.667cm" svg:height="9.277cm" svg:x="0.866cm" svg:y="3.413cm" presentation:class="outline" presentation:user-transformed="true">
          <draw:text-box>
            <text:list text:style-name="L4">
              <text:list-item>
                <text:p text:style-name="P7"><text:span text:style-name="T4">Learn to collaborate on a real project</text:span><text:span text:style-name="T4"><text:line-break/></text:span><text:span text:style-name="T4"/></text:p>
              </text:list-item>
              <text:list-item>
                <text:p text:style-name="P7"><text:span text:style-name="T4">You have only 6 days, so plan the scope of it well</text:span><text:span text:style-name="T4"><text:line-break/></text:span><text:span text:style-name="T4"/></text:p>
              </text:list-item>
              <text:list-item>
                <text:p text:style-name="P7"><text:span text:style-name="T4">Publish it in the end, so everyone has access to it</text:span><text:span text:style-name="T4"><text:line-break/></text:span><text:span text:style-name="T4"/></text:p>
              </text:list-item>
              <text:list-item>
                <text:p text:style-name="P7"><text:span text:style-name="T4">In the end there will be a demo day where you present your project and others can test it out</text:span></text:p>
              </text:list-item>
            </text:list>
          </draw:text-box>
        </draw:frame>
        <presentation:notes draw:style-name="dp2">
          <draw:page-thumbnail draw:name="Google Shape;55;g2311b5a21b9_0_0:notes" draw:style-name="gr1" draw:layer="layout" svg:width="16.932cm" svg:height="9.524cm" svg:x="1.059cm" svg:y="1.905cm" draw:page-number="2" presentation:class="page"/>
          <draw:frame draw:name="Google Shape;56;g2311b5a21b9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e an elaborated web formular with a database behind it" draw:style-name="dp1" draw:master-page-name="ONE_5f_COLUMN_5f_TEXT">
        <draw:custom-shape draw:name="Google Shape;64;p14" draw:style-name="gr2" draw:text-style-name="P9" draw:layer="layout" svg:width="7.799cm" svg:height="12.005cm" svg:x="0.644cm" svg:y="0.712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;p14" presentation:style-name="pr7" draw:text-style-name="P10" draw:layer="layout" svg:width="7.162cm" svg:height="4.002cm" svg:x="0.962cm" svg:y="1.157cm" presentation:class="title" presentation:user-transformed="true">
          <draw:text-box>
            <text:p text:style-name="P5"><text:span text:style-name="T5">Make a scrollytelling page about a topic of your choosing</text:span></text:p>
          </draw:text-box>
        </draw:frame>
        <draw:frame draw:name="Google Shape;66;p14" presentation:style-name="pr8" draw:text-style-name="P14" draw:layer="layout" svg:width="7.162cm" svg:height="6.605cm" svg:x="0.962cm" svg:y="5.627cm" presentation:class="outline" presentation:user-transformed="true">
          <draw:text-box>
            <text:p text:style-name="P11"><text:span text:style-name="T6">Content examples:</text:span></text:p>
            <text:list text:style-name="L7">
              <text:list-item>
                <text:p text:style-name="P12"><text:span text:style-name="T6">Product introduction</text:span></text:p>
              </text:list-item>
              <text:list-item>
                <text:p text:style-name="P11"><text:span text:style-name="T6">News article</text:span></text:p>
              </text:list-item>
              <text:list-item>
                <text:p text:style-name="P11"><text:span text:style-name="T6">Fictional Story</text:span></text:p>
              </text:list-item>
            </text:list>
            <text:p text:style-name="P12"><text:span text:style-name="T6">Examples:</text:span><text:span text:style-name="T6"><text:line-break/></text:span><text:span text:style-name="T7"><text:a xlink:href="https://flushway.netlify.app/" xlink:type="simple">https://flushway.netlify.app/</text:a></text:span><text:span text:style-name="T8"><text:line-break/></text:span><text:span text:style-name="T7"><text:a xlink:href="https://2030.vice.com/" xlink:type="simple">https://2030.vice.com/</text:a></text:span><text:span text:style-name="T8"><text:line-break/></text:span><text:span text:style-name="T7"><text:a xlink:href="https://www.theguardian.com/world/ng-interactive/2020/apr/09/how-coronavirus-spread-across-the-globe-visualised" xlink:type="simple">Coronavirus around the globe</text:a></text:span></text:p>
            <text:p text:style-name="P12"><text:span text:style-name="T6">Tipps:</text:span><text:span text:style-name="T6"><text:line-break/></text:span><text:span text:style-name="T7"><text:a xlink:href="https://pudding.cool/process/scrollytelling-sticky/" xlink:type="simple">https://pudding.cool/process/scrollytelling-sticky/</text:a></text:span></text:p>
            <text:p text:style-name="P13"><text:span text:style-name="T6"/></text:p>
          </draw:text-box>
        </draw:frame>
        <draw:custom-shape draw:name="Google Shape;67;p14" draw:style-name="gr3" draw:text-style-name="P15" draw:layer="layout" svg:width="7.799cm" svg:height="12.005cm" svg:x="8.8cm" svg:y="0.712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8;p14" presentation:style-name="pr7" draw:text-style-name="P10" draw:layer="layout" svg:width="7.162cm" svg:height="4.002cm" svg:x="9.118cm" svg:y="1.157cm" presentation:class="title" presentation:user-transformed="true">
          <draw:text-box>
            <text:p text:style-name="P5"><text:span text:style-name="T5">Make a small game </text:span></text:p>
          </draw:text-box>
        </draw:frame>
        <draw:frame draw:name="Google Shape;69;p14" presentation:style-name="pr9" draw:text-style-name="P14" draw:layer="layout" svg:width="7.162cm" svg:height="6.605cm" svg:x="9.118cm" svg:y="5.627cm" presentation:class="outline" presentation:user-transformed="true">
          <draw:text-box>
            <text:list text:style-name="L10">
              <text:list-item>
                <text:p text:style-name="P7"><text:span text:style-name="T9">2D</text:span></text:p>
              </text:list-item>
              <text:list-item>
                <text:p text:style-name="P7"><text:span text:style-name="T9">simple interaction</text:span></text:p>
              </text:list-item>
              <text:list-item>
                <text:p text:style-name="P7"><text:span text:style-name="T9">use keyboard / mouse input</text:span></text:p>
              </text:list-item>
            </text:list>
            <text:p text:style-name="P16"><text:span text:style-name="T9">Examples + Tipps:</text:span><text:span text:style-name="T9"><text:line-break/></text:span><text:span text:style-name="T10"><text:a xlink:href="https://www.w3schools.com/graphics/game_intro.asp" xlink:type="simple">w3schools</text:a></text:span><text:span text:style-name="T11"><text:line-break/></text:span><text:span text:style-name="T10"><text:a xlink:href="https://betterprogramming.pub/how-to-build-a-2d-endless-runner-game-with-javascript-and-html-11940ab797bf" xlink:type="simple">2d-endless-runner-game</text:a></text:span></text:p>
            <text:p text:style-name="P17"><text:span text:style-name="T9"/></text:p>
          </draw:text-box>
        </draw:frame>
        <draw:custom-shape draw:name="Google Shape;70;p14" draw:style-name="gr4" draw:text-style-name="P18" draw:layer="layout" svg:width="7.799cm" svg:height="12.005cm" svg:x="16.956cm" svg:y="0.712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" presentation:style-name="pr7" draw:text-style-name="P10" draw:layer="layout" svg:width="7.162cm" svg:height="4.002cm" svg:x="17.275cm" svg:y="1.157cm" presentation:class="title" presentation:user-transformed="true">
          <draw:text-box>
            <text:p text:style-name="P5"><text:span text:style-name="T5">Create an elaborated web formular with a database behind it</text:span></text:p>
          </draw:text-box>
        </draw:frame>
        <draw:frame draw:name="Google Shape;72;p14" presentation:style-name="pr8" draw:text-style-name="P14" draw:layer="layout" svg:width="7.162cm" svg:height="6.605cm" svg:x="17.275cm" svg:y="5.627cm" presentation:class="outline" presentation:user-transformed="true">
          <draw:text-box>
            <text:p text:style-name="P11"><text:span text:style-name="T12">You may use JavaScript or PHP for backend</text:span></text:p>
            <text:p text:style-name="P12"><text:span text:style-name="T12">Tipps:</text:span><text:span text:style-name="T12"><text:line-break/></text:span><text:span text:style-name="T13"><text:a xlink:href="https://www.w3schools.com/php/php_mysql_intro.asp" xlink:type="simple">https://www.w3schools.com/php/php_mysql_intro.asp</text:a></text:span><text:span text:style-name="T14"><text:line-break/></text:span><text:span text:style-name="T13"><text:a xlink:href="https://www.w3schools.com/nodejs/nodejs_mysql.asp" xlink:type="simple">https://www.w3schools.com/nodejs/nodejs_mysql.asp</text:a></text:span><text:span text:style-name="T14"><text:line-break/></text:span><text:span text:style-name="T13"><text:a xlink:href="https://blog.logrocket.com/building-simple-login-form-node-js/" xlink:type="simple">https://blog.logrocket.com/building-simple-login-form-node-js/</text:a></text:span></text:p>
            <text:p text:style-name="P12"><text:span text:style-name="T12"/></text:p>
            <text:p text:style-name="P13"><text:span text:style-name="T12"/></text:p>
          </draw:text-box>
        </draw:frame>
        <presentation:notes draw:style-name="dp2">
          <draw:page-thumbnail draw:name="Google Shape;61;g2311b5a21b9_0_90:notes" draw:style-name="gr1" draw:layer="layout" svg:width="16.932cm" svg:height="9.524cm" svg:x="1.059cm" svg:y="1.905cm" draw:page-number="3" presentation:class="page"/>
          <draw:frame draw:name="Google Shape;62;g2311b5a21b9_0_9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admap" draw:style-name="dp1" draw:master-page-name="TITLE_5f_ONLY" presentation:presentation-page-layout-name="AL3T19">
        <draw:frame draw:name="Google Shape;77;p15" presentation:style-name="pr11" draw:text-style-name="P19" draw:layer="layout" svg:width="23.715cm" svg:height="2.077cm" svg:x="0.474cm" svg:y="0.859cm" presentation:class="title" presentation:user-transformed="true">
          <draw:text-box>
            <text:p text:style-name="P5"><text:span text:style-name="T15">Roadmap</text:span></text:p>
          </draw:text-box>
        </draw:frame>
        <draw:custom-shape draw:name="Google Shape;78;p15" draw:style-name="gr5" draw:text-style-name="P20" draw:layer="layout" svg:width="4.457cm" svg:height="3.078cm" svg:x="0.847cm" svg:y="4.411cm">
          <text:p text:style-name="P5"><text:span text:style-name="T16">Mo, 22. May</text:span></text:p>
          <text:p text:style-name="P5"><text:span text:style-name="T17">&gt; Start team project</text:span></text:p>
          <text:p text:style-name="P5"><text:span text:style-name="T17">&gt; Personal project presen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5" draw:style-name="gr5" draw:text-style-name="P20" draw:layer="layout" svg:width="4.457cm" svg:height="3.078cm" svg:x="5.717cm" svg:y="4.411cm">
          <text:p text:style-name="P5"><text:span text:style-name="T16">Tu, 23. May</text:span></text:p>
          <text:p text:style-name="P5"><text:span text:style-name="T17">&gt; Work on team project</text:span></text:p>
          <text:p text:style-name="P5"><text:span text:style-name="T17">&gt; Personal project presen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5" draw:style-name="gr6" draw:text-style-name="P21" draw:layer="layout" svg:width="4.457cm" svg:height="3.078cm" svg:x="10.587cm" svg:y="4.411cm">
          <text:p text:style-name="P5"><text:span text:style-name="T18">We, 24. May</text:span></text:p>
          <text:p text:style-name="P5"><text:span text:style-name="T19">&gt; Agile Experience w/ UB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5" draw:style-name="gr6" draw:text-style-name="P21" draw:layer="layout" svg:width="4.457cm" svg:height="3.078cm" svg:x="15.457cm" svg:y="4.411cm">
          <text:p text:style-name="P5"><text:span text:style-name="T18">Th, 25. May</text:span></text:p>
          <text:p text:style-name="P5"><text:span text:style-name="T19">&gt; Agile Experience w/ UB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5" draw:style-name="gr5" draw:text-style-name="P20" draw:layer="layout" svg:width="4.457cm" svg:height="3.078cm" svg:x="20.327cm" svg:y="4.411cm">
          <text:p text:style-name="P5"><text:span text:style-name="T16">Fr, 26. May</text:span></text:p>
          <text:p text:style-name="P5"><text:span text:style-name="T17">&gt; Work on team project</text:span></text:p>
          <text:p text:style-name="P5"><text:span text:style-name="T17">&gt; Personal project presen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5" draw:style-name="gr7" draw:text-style-name="P21" draw:layer="layout" svg:width="4.457cm" svg:height="3.078cm" svg:x="0.847cm" svg:y="9.149cm">
          <text:p text:style-name="P5"><text:span text:style-name="T18">Mo, 29. May</text:span></text:p>
          <text:p text:style-name="P5"><text:span text:style-name="T19">&gt; Whit Monday - Day of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5" draw:style-name="gr5" draw:text-style-name="P20" draw:layer="layout" svg:width="4.457cm" svg:height="3.078cm" svg:x="5.717cm" svg:y="9.149cm">
          <text:p text:style-name="P5"><text:span text:style-name="T16">Tu, 30. May</text:span></text:p>
          <text:p text:style-name="P5"><text:span text:style-name="T17">&gt; Work on team project</text:span></text:p>
          <text:p text:style-name="P5"><text:span text:style-name="T17">&gt; Personal project presen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5" draw:style-name="gr5" draw:text-style-name="P20" draw:layer="layout" svg:width="4.457cm" svg:height="3.078cm" svg:x="15.457cm" svg:y="9.149cm">
          <text:p text:style-name="P5"><text:span text:style-name="T16">Th, 1. June</text:span></text:p>
          <text:p text:style-name="P5"><text:span text:style-name="T17">&gt; Finish team project</text:span></text:p>
          <text:p text:style-name="P5"><text:span text:style-name="T17">&gt; Personal project presen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5" draw:style-name="gr8" draw:text-style-name="P20" draw:layer="layout" svg:width="4.457cm" svg:height="3.078cm" svg:x="20.327cm" svg:y="9.149cm">
          <text:p text:style-name="P5"><text:span text:style-name="T16">Fr, 2. June</text:span></text:p>
          <text:p text:style-name="P5"><text:span text:style-name="T17">&gt; Demo Day</text:span></text:p>
          <text:p text:style-name="P5"><text:span text:style-name="T17">&gt; Social activ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5" draw:style-name="gr9" draw:text-style-name="P22" draw:layer="layout" svg:width="2.577cm" svg:height="1.101cm" svg:x="0.578cm" svg:y="3.333cm">
          <text:p text:style-name="P5"><text:span text:style-name="T20">Week 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5" draw:style-name="gr9" draw:text-style-name="P22" draw:layer="layout" svg:width="3.245cm" svg:height="1.101cm" svg:x="0.578cm" svg:y="8.037cm">
          <text:p text:style-name="P5"><text:span text:style-name="T20">Week 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5" draw:style-name="gr6" draw:text-style-name="P21" draw:layer="layout" svg:width="4.457cm" svg:height="3.078cm" svg:x="10.587cm" svg:y="9.149cm">
          <text:p text:style-name="P5"><text:span text:style-name="T18">We, 31. May</text:span></text:p>
          <text:p text:style-name="P5"><text:span text:style-name="T19">&gt; Understanding the Swiss</text:span></text:p>
          <text:p text:style-name="P5"><text:span text:style-name="T19">&gt; Social activ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4;g23a749f6141_0_95:notes" draw:style-name="gr1" draw:layer="layout" svg:width="16.932cm" svg:height="9.524cm" svg:x="1.059cm" svg:y="1.905cm" draw:page-number="4" presentation:class="page"/>
          <draw:frame draw:name="Google Shape;75;g23a749f6141_0_9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w create groups based on your interests and knowledge" draw:style-name="dp1" draw:master-page-name="SECTION_5f_HEADER">
        <draw:frame draw:name="Google Shape;94;p16" presentation:style-name="pr13" draw:text-style-name="P23" draw:layer="layout" svg:width="12.877cm" svg:height="8.499cm" svg:x="6.261cm" svg:y="2.894cm" presentation:class="title" presentation:user-transformed="true">
          <draw:text-box>
            <text:p text:style-name="P1"><text:span text:style-name="T21">Now create groups based on your interests and knowledge</text:span></text:p>
          </draw:text-box>
        </draw:frame>
        <presentation:notes draw:style-name="dp2">
          <draw:page-thumbnail draw:name="Google Shape;91;g2311b5a21b9_0_129:notes" draw:style-name="gr1" draw:layer="layout" svg:width="16.932cm" svg:height="9.524cm" svg:x="1.059cm" svg:y="1.905cm" draw:page-number="5" presentation:class="page"/>
          <draw:frame draw:name="Google Shape;92;g2311b5a21b9_0_12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ECTION_5f_HEADER">
        <draw:frame draw:name="Google Shape;99;p17" draw:style-name="standard" draw:layer="layout" svg:width="20.106cm" svg:height="9.732cm" svg:x="2.646cm" svg:y="3.675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22">Team members</text:span></text:p>
              </table:table-cell>
              <table:table-cell>
                <text:p text:style-name="P5"><text:span text:style-name="T22">Project topic</text:span></text:p>
              </table:table-cell>
              <table:table-cell>
                <text:p text:style-name="P5"><text:span text:style-name="T22">Describe your ideas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96;g2311b5a21b9_0_134:notes" draw:style-name="gr1" draw:layer="layout" svg:width="16.932cm" svg:height="9.524cm" svg:x="1.059cm" svg:y="1.905cm" draw:page-number="6" presentation:class="page"/>
          <draw:frame draw:name="Google Shape;97;g2311b5a21b9_0_134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Code Pro" svg:font-family="'Source Code Pro'"/>
    <style:font-face style:name="Source Code Pro Light" svg:font-family="'Source Code Pro Light'"/>
    <style:font-face style:name="Spectral" svg:font-family="Spectral"/>
    <style:font-face style:name="Spectral ExtraLight" svg:font-family="'Spectral Extra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ece7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ece7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ece7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ece7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ece7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ece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9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4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5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212121" style:text-line-through-style="none" style:text-line-through-type="none" style:text-position="0% 100%" style:font-name="Source Code Pro" fo:font-size="10pt" fo:letter-spacing="normal" fo:font-style="normal" style:text-underline-style="none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9.52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2" presentation:style-name="TITLE-title" draw:layer="backgroundobjects" svg:width="23.667cm" svg:height="7.472cm" svg:x="0.866cm" svg:y="1.08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8;p4" presentation:style-name="TITLE_5f_AND_5f_BODY-title" draw:layer="backgroundobjects" svg:width="23.667cm" svg:height="2.224cm" svg:x="0.866cm" svg:y="0.813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277cm" svg:x="0.866cm" svg:y="3.413cm" presentation:class="outline" presentation:placeholder="true" presentation:user-transformed="true">
        <draw:text-box/>
      </draw:frame>
      <draw:frame draw:name="Google Shape;20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30;p7" presentation:style-name="ONE_5f_COLUMN_5f_TEXT-title" draw:layer="backgroundobjects" svg:width="13.831cm" svg:height="2.098cm" svg:x="0.866cm" svg:y="1.543cm" presentation:class="title" presentation:placeholder="true" presentation:user-transformed="true">
        <draw:text-box/>
      </draw:frame>
      <draw:frame draw:name="Google Shape;31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2;p7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27;p6" presentation:style-name="TITLE_5f_ONLY-title" draw:layer="backgroundobjects" svg:width="23.715cm" svg:height="2.077cm" svg:x="0.847cm" svg:y="0.859cm" presentation:class="title" presentation:placeholder="true" presentation:user-transformed="true">
        <draw:text-box/>
      </draw:frame>
      <draw:frame draw:name="Google Shape;28;p6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5;p3" presentation:style-name="SECTION_5f_HEADER-title" draw:layer="backgroundobjects" svg:width="9.828cm" svg:height="9.828cm" svg:x="7.785cm" svg:y="2.229cm" presentation:class="title" presentation:placeholder="true" presentation:user-transformed="true">
        <draw:text-box/>
      </draw:frame>
      <draw:frame draw:name="Google Shape;16;p3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6"/>
    <meta:generator>LibreOfficeDev/6.0.5.2$Linux_X86_64 LibreOffice_project/</meta:generator>
  </office:meta>
</office:document-meta>
</file>